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0.788cm"/>
    </style:style>
    <style:style style:name="gr3" style:family="graphic" style:parent-style-name="objectwithoutfill">
      <style:graphic-properties draw:stroke="dash" draw:stroke-dash="Fine_20_Dashed"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5.999cm" svg:height="8.999cm" svg:x="1.943cm" svg:y="2.33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2cm" svg:height="1.038cm" svg:x="9cm" svg:y="1.1cm">
          <draw:text-box>
            <text:p>h[i]</text:p>
          </draw:text-box>
        </draw:frame>
        <draw:frame draw:style-name="gr2" draw:text-style-name="P2" draw:layer="layout" svg:width="1cm" svg:height="1.038cm" svg:x="17.7cm" svg:y="8.7cm">
          <draw:text-box>
            <text:p>i</text:p>
          </draw:text-box>
        </draw:frame>
        <draw:line draw:style-name="gr3" draw:text-style-name="P3" draw:layer="layout" svg:x1="5.2cm" svg:y1="2cm" svg:x2="5.2cm" svg:y2="13cm">
          <text:p/>
        </draw:line>
        <draw:line draw:style-name="gr3" draw:text-style-name="P3" draw:layer="layout" svg:x1="14.8cm" svg:y1="2.1cm" svg:x2="14.8cm" svg:y2="1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9-28T13:04:06.910561987</dc:date>
    <meta:editing-cycles>13</meta:editing-cycles>
    <meta:editing-duration>PT38M18S</meta:editing-duration>
    <meta:document-statistic meta:object-count="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interval-major="1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558cm" svg:y="0.306cm" svg:width="14.935cm" svg:height="8.242cm"/>
          <chart:axis chart:dimension="x" chart:name="primary-x" chart:style-name="ch3" chartooo:axis-type="auto">
            <chart:categories table:cell-range-address="local-table.$A$2:.$A$42"/>
          </chart:axis>
          <chart:axis chart:dimension="y" chart:name="primary-y" chart:style-name="ch4"/>
          <chart:series chart:style-name="ch5" chart:values-cell-range-address="local-table.$C$2:.$C$42" chart:label-cell-address="local-table.$C$1" chart:class="chart:scatter">
            <chart:domain table:cell-range-address="local-table.$B$2:.$B$42"/>
            <chart:data-point chart:repeated="4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">
                <text:p>-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">
                <text:p>-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">
                <text:p>-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">
                <text:p>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">
                <text:p>-6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">
                <text:p>-5</text:p>
              </table:table-cell>
              <table:table-cell office:value-type="float" office:value="0.0636619772367581">
                <text:p>0.0636619772367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">
                <text:p>-4</text:p>
              </table:table-cell>
              <table:table-cell office:value-type="float" office:value="-1.94908591625969E-017">
                <text:p>-1.94908591625969E-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">
                <text:p>-3</text:p>
              </table:table-cell>
              <table:table-cell office:value-type="float" office:value="-0.106103295394597">
                <text:p>-0.106103295394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0.318309886183791">
                <text:p>0.318309886183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318309886183791">
                <text:p>0.3183098861837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-0.106103295394597">
                <text:p>-0.1061032953945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-1.94908591625969E-017">
                <text:p>-1.94908591625969E-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.0636619772367581">
                <text:p>0.06366197723675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